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2"/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ar, let and const</text:span></text:p>
      <text:p text:style-name="Standard"><text:span text:style-name="T2">Const is scoped and cannot be changed.</text:span></text:p>
      <text:p text:style-name="Standard"><text:span text:style-name="T2">Let is scoped and can be changed.</text:span></text:p>
      <text:p text:style-name="Standard"><text:span text:style-name="T2">Var is not scoped and can be changed.</text:span></text:p>
      <text:p text:style-name="P1"/>
      <text:p text:style-name="Standard"><text:span text:style-name="T1">Objects</text:span></text:p>
      <text:p text:style-name="Standard"><text:span text:style-name="T2">Objects in javascript are a collection of properties which are represented by key value pairs. <text:s/>The values can be functions. <text:s/>Properties can be accessed via the dot notation or bracket notation.</text:span></text:p>
      <text:p text:style-name="P1"/>
      <text:p text:style-name="Standard"><text:span text:style-name="T1">“this”</text:span></text:p>
      <text:p text:style-name="Standard"><text:span text:style-name="T2">Refers to the object it belongs to.</text:span></text:p>
      <text:p text:style-name="Standard"><text:a xlink:type="simple" xlink:href="https://www.w3schools.com/js/js_this.asp" text:style-name="Internet_20_link" text:visited-style-name="Visited_20_Internet_20_Link"><text:span text:style-name="T2">https://www.w3schools.com/js/js_this.asp</text:span></text:a></text:p>
      <text:p text:style-name="P1"/>
      <text:p text:style-name="Standard"><text:span text:style-name="T1">Strict mode</text:span></text:p>
      <text:p text:style-name="Standard"><text:a xlink:type="simple" xlink:href="https://www.w3schools.com/js/js_strict.asp" text:style-name="Internet_20_link" text:visited-style-name="Visited_20_Internet_20_Link"><text:span text:style-name="T2">https://www.w3schools.com/js/js_strict.asp</text:span></text:a></text:p>
      <text:p text:style-name="Standard"><text:span text:style-name="T2">Makes bad syntax throw errors, for example using undeclared variables, duplicate param names, assigning a value to a const. <text:s/>There are many more examples on w3schools.</text:span></text:p>
      <text:p text:style-name="P1"/>
      <text:p text:style-name="Standard"><text:span text:style-name="T1">Prototype</text:span></text:p>
      <text:p text:style-name="Standard"><text:span text:style-name="T2">All javascript methods inherit props and methods from a prototype. <text:s/>If we want to add a new prop or method to an existing constructor function we must use the prototype, eg:</text:span></text:p>
      <text:p text:style-name="Standard"><text:span text:style-name="T2">var test = function Person(firstName, lastName) {</text:span></text:p>
      <text:p text:style-name="Standard"><text:span text:style-name="T2"><text:tab/>this.firstName = firstName;</text:span></text:p>
      <text:p text:style-name="Standard"><text:span text:style-name="T2"><text:tab/>this.lastName = lastName;</text:span></text:p>
      <text:p text:style-name="Standard"><text:span text:style-name="T2">}</text:span></text:p>
      <text:p text:style-name="Standard"><text:span text:style-name="T2">Person.prototype.address = “test address”;</text:span></text:p>
      <text:p text:style-name="P1"/>
      <text:p text:style-name="Standard"><text:span text:style-name="T2">You should never modify prototypes of the js standard objects!</text:span></text:p>
      <text:p text:style-name="P1"/>
      <text:p text:style-name="Standard"><text:soft-page-break/><text:span text:style-name="T1">Hoisting</text:span></text:p>
      <text:p text:style-name="Standard"><text:span text:style-name="T2">Variables can be used before they are declared due to this mechanism. <text:s/>Variable declarations (not initialisations) are automatically moved to the top of the local scope.</text:span></text:p>
      <text:p text:style-name="P1"/>
      <text:p text:style-name="Standard"><text:span text:style-name="T1">Primitives</text:span></text:p>
      <text:p text:style-name="Standard"><text:span text:style-name="T2">In javascript there are 6 primitive values, everything else is a reference value</text:span></text:p>
      <text:list xml:id="list8585406630462425371" text:style-name="WWNum2">
        <text:list-item>
          <text:p text:style-name="P3"><text:span text:style-name="T2">Undefined</text:span></text:p>
        </text:list-item>
        <text:list-item>
          <text:p text:style-name="P3"><text:span text:style-name="T2">Null</text:span></text:p>
        </text:list-item>
        <text:list-item>
          <text:p text:style-name="P3"><text:span text:style-name="T2">Boolean</text:span></text:p>
        </text:list-item>
        <text:list-item>
          <text:p text:style-name="P3"><text:span text:style-name="T2">String</text:span></text:p>
        </text:list-item>
        <text:list-item>
          <text:p text:style-name="P3"><text:span text:style-name="T2">Number</text:span></text:p>
        </text:list-item>
        <text:list-item>
          <text:p text:style-name="P3"><text:span text:style-name="T2">Symbol</text:span></text:p>
        </text:list-item>
      </text:list>
      <text:p text:style-name="P1"/>
      <text:p text:style-name="Standard"><text:span text:style-name="T1">Destructuring</text:span></text:p>
      <text:p text:style-name="Standard"><text:span text:style-name="T2">Provides a convenient way to take existing properties in an object and assign them to variables. <text:s/>The rest operator/syntax can be used to capture all the remaining properties not selectively picked to a new variable.</text:span></text:p>
      <text:p text:style-name="P1"/>
      <text:p text:style-name="Standard"><text:span text:style-name="T1">Spread operator</text:span></text:p>
      <text:p text:style-name="Standard"><text:span text:style-name="T2">The spread operator consists of three dots … and is used to unpack the contents of an iterable object.</text:span></text:p>
      <text:p text:style-name="Standard"><text:span text:style-name="T2">const odd = [1,3,5];</text:span></text:p>
      <text:p text:style-name="Standard"><text:span text:style-name="T2">const combined = [2,4,6, ...odd];</text:span></text:p>
      <text:p text:style-name="Standard"><text:span text:style-name="T2">console.log(combined); // [ 2, 4, 6, 1, 3, 5 ]</text:span></text:p>
      <text:p text:style-name="P1"/>
      <text:p text:style-name="Standard"><text:span text:style-name="T1">Rest operator</text:span></text:p>
      <text:p text:style-name="Standard"><text:span text:style-name="T2">Packs elements into an array.</text:span></text:p>
      <text:p text:style-name="Standard"><text:span text:style-name="T2">function f(a, b, ...args) {</text:span></text:p>
      <text:p text:style-name="Standard"><text:span text:style-name="T2"><text:tab/>console.log(args); // output [ 3, 4, 5 ]</text:span></text:p>
      <text:p text:style-name="Standard"><text:span text:style-name="T2">}</text:span></text:p>
      <text:p text:style-name="Standard"><text:soft-page-break/><text:span text:style-name="T2">f(1, 2, 3, 4, 5);</text:span></text:p>
      <text:p text:style-name="P1"/>
      <text:p text:style-name="Standard"><text:span text:style-name="T1">The Map func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Clarke</meta:initial-creator>
    <dc:creator>Joseph Clarke</dc:creator>
    <meta:editing-cycles>30</meta:editing-cycles>
    <meta:creation-date>2021-10-17T09:38:00</meta:creation-date>
    <dc:date>2021-10-20T21:00:00</dc:date>
    <meta:editing-duration>PT1M59S</meta:editing-duration>
    <meta:generator>OpenOffice/4.1.9$Win32 OpenOffice.org_project/419m1$Build-9805</meta:generator>
    <meta:document-statistic meta:table-count="0" meta:image-count="0" meta:object-count="0" meta:page-count="3" meta:paragraph-count="44" meta:word-count="315" meta:character-count="1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